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rsid="001826c9" officeooo:paragraph-rsid="001826c9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officeooo:paragraph-rsid="001826c9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826c9" style:font-size-asian="10.5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26c9" style:font-style-asian="normal" style:font-style-complex="normal"/>
    </style:style>
    <style:style style:name="T7" style:family="text">
      <style:text-properties officeooo:rsid="001826c9"/>
    </style:style>
    <style:style style:name="T8" style:family="text">
      <style:text-properties fo:font-size="11pt" fo:font-weight="normal" officeooo:rsid="001826c9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1990f4" style:font-size-asian="9.60000038146973pt" style:font-weight-asian="normal" style:font-size-complex="11pt" style:font-weight-complex="normal"/>
    </style:style>
    <style:style style:name="T10" style:family="text">
      <style:text-properties officeooo:rsid="001b037f"/>
    </style:style>
    <style:style style:name="T11" style:family="text">
      <style:text-properties officeooo:rsid="001bd2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Relatório Tarefa 3</text:span></text:h>
      <text:h text:style-name="Heading_20_2" text:outline-level="2">Identificação:</text:h>
      <text:p text:style-name="Standard">Gabriel Losekann Paiva Murga</text:p>
      <text:p text:style-name="Standard">2320818</text:p>
      <text:h text:style-name="Heading_20_2" text:outline-level="2">Objetivo:</text:h>
      <text:p text:style-name="Standard">Inserir por nível as chaves: 10, 5, 15, 3, 7, 13, 20, 1, 4, 6 em uma árvore binária e exibir a árvore criada.</text:p>
      <text:h text:style-name="Heading_20_2" text:outline-level="2">Estrutura do programa:</text:h>
      <text:p text:style-name="Standard">O programa possui 4 funções e uma struct:</text:p>
      <text:list xml:id="list1451346186" text:style-name="WWNum1">
        <text:list-item>
          <text:p text:style-name="P2">newNode: Onde eu crio um nó na minha árvore.</text:p>
        </text:list-item>
        <text:list-item>
          <text:p text:style-name="P3">calculateHeight: <text:s/>Calculo a altura de cada nó da minha arvore recursivamente.</text:p>
        </text:list-item>
        <text:list-item>
          <text:p text:style-name="P2">insertByLevel: Essa função insere os nós na arvore por nível, através de uma fila.</text:p>
        </text:list-item>
        <text:list-item>
          <text:p text:style-name="P2">printPerOrd: Função recursiva que printa a arvore em pré-ordem</text:p>
        </text:list-item>
        <text:list-item>
          <text:p text:style-name="P2">main: cria o vetor com as chaves, criar a cabeça da lista e chama as demais funções</text:p>
        </text:list-item>
        <text:list-item>
          <text:p text:style-name="P2">struct tree: Possui como chave um valor inteiro, <text:span text:style-name="T7">um inteiro representando a altura , um inteiro representando level </text:span><text:s/>e <text:span text:style-name="T7">três </text:span><text:s/>ponteiros que apontam para o tipo struct tree, chamados esquerda ,direita <text:span text:style-name="T7">e parente. </text:span></text:p>
        </text:list-item>
      </text:list>
      <text:p text:style-name="Standard"/>
      <text:h text:style-name="Heading_20_2" text:outline-level="2">Solução:</text:h>
      <text:p text:style-name="Standard"><text:span text:style-name="Emphasis"><text:span text:style-name="T2">NewNode:</text:span></text:span><text:span text:style-name="Emphasis"> </text:span><text:span text:style-name="Emphasis"><text:span text:style-name="T5">Recebe como parâmetro um inteiro referente a chave, </text:span></text:span><text:span text:style-name="Emphasis"><text:span text:style-name="T6">um inteiro referente ao level do nó <text:s/>e um ponteiro para arvore que aponta para o pai do nó</text:span></text:span><text:span text:style-name="Emphasis"><text:span text:style-name="T5"> e retorna um ponteiro tipo Tree. De início aloca memória para o novo nó que está sendo criado, depois define a chave do novo nó como a chave que foi dada como parâmetro, </text:span></text:span><text:span text:style-name="Emphasis"><text:span text:style-name="T6">o level do nó como level , o pai do nó como pai</text:span></text:span><text:span text:style-name="Emphasis"><text:span text:style-name="T5"> e os ponteiros esquerda e direita como nulos. No final retorna esse novo nó criado. </text:span></text:span><text:span text:style-name="Emphasis"><text:span text:style-name="T6">Além disso, é definido também a altura do nó padrão como 0.</text:span></text:span></text:p>
      <text:p text:style-name="P5"><text:span text:style-name="T3">calculateHeight: </text:span><text:span text:style-name="T8">Essa função calcula a altura de forma recursiva, da seguinte maneira, recebe como parâmetro a raiz da árvore, se a raiz for nula retorna -1. Caso contrário, ela se chama recursivamente para o seu nó da esquerda e depois da direita, após isso, faz a condição se a minha altura da esquerda for maior que a da direita, minha altura vai ser igual à minha chamada para a esquerda mais 1, do contrário seŕa minha chamada para direita mais 1 e no final eu retorna a altura do meu nó. Vou exemplificar essa funçao </text:span><text:span text:style-name="T9">calculando a altura do meu 3 nessa arvoré. Eu entrego minha raiz 10, não é nula então eu entrego meu no 5, que não é nulo e eu vou </text:span><text:soft-page-break/><text:span text:style-name="T9">para esquerda de novo, vou para o 3 e depois para o meu um, quando eu vou para o 1 e eu faço minha chamda para esquerda e direita, são valores nulos, então eu retorno a altura do meu no 1, que esta definida como 0 e agora faço para direita com 4, que novamente vai pegar o valor para esquerda e direita e vao ser nulos vai retornar -1 e vai me retornar o valor 0, no final a funçao para calcular a altura do meu 3, vai fazer 0 + 1(quando eu chego no um or exemplo e ele faz int leftSide = calculateHeight(node-&gt;left); int rightSide = calculateHeight(node-&gt;right); <text:s/>como meu lado esquerdo e direito são nulos, ele retorna -1 e acaba calculando -1 +1 por causa disso que a altura da 0, nem precisva definir uma altura padrao. )</text:span></text:p>
      <text:p text:style-name="Standard"><text:span text:style-name="T4">insertByLevel: </text:span>Recebe como parâmetro um ponteiro que aponta para um ponteiro de Tree que denominei como root, além disso recebe um inteiro chamado key. Começo minha função vendo se o conteúdo de root é null, ou seja, se ainda não foi adicionado nada na arvore, pois o root aponta para o número 10, o nível 0 dessa árvore. Se for null, eu insiro o nó com newNode(key) e dou return.</text:p>
      <text:p text:style-name="Standard">Caso não seja nulo, eu crio uma lista de ponteiros para árvore, e crio duas variáveis de controle com inteiros, e as defino como zero, uma chamada exit e outra arrival. Defino queue[arrival++]=*root;, dessa forma a minha queue[1] vai ser a minha raiz/ cabeça.</text:p>
      <text:p text:style-name="Standard">Após isso, crio um looping com a condição de que, arrival&gt;exit, ou seja, enquanto ainda houver gente na lista eu continuo o meu looping. <text:s/>Logo no início do looping, crio um novo ponteiro para Tree e defino como o nó atual, faço a seguinte atribuição Tree* currentNode=queue[exit++], dessa forma a primeira vez que eu entra no looping, meu nó atual vai ser minha raiz pois vou estar em queue[1] .<text:span text:style-name="T10">Depois, defino um inteiro como nextlevel, sendo o level do meu currentNode +1.</text:span> Após isso verifico se o ponteiro para esquerda do meu nó atual é nulo, se for, faço que currentNode→=newNode(key,nextLevel,current<text:span text:style-name="T10"> Node</text:span>) <text:span text:style-name="T10">aqui eu já determino o meu level e meu parent</text:span> e retorno a minha função, caso não seja, eu adiciono esse valor que está a minha esquerda para o final da minha fila da seguinte maneira queue[arrival++]=currentNode-&gt;left;. Após isso faço o primeiro procedimento só que para a direita. Esse looping funciona pois no início eu vou aumentando a minha fila de saída e apropriando o meu nó atual a esse valor, dessa forma eu consigo percorrer os nós da arvores e fazer as verificações que eu preciso. </text:p>
      <text:p text:style-name="Standard"><text:span text:style-name="T2">printPerOrd: </text:span>Essa função recebe como parâmetro a raiz da arvore e não ter return por ser uma função recursiva. Primeiramente ela verifica se a raiz é nula, caso não seja, printa o valor de sua chave, após isso se chamar recursivamente para seu nó à esquerda, que vai sempre ficar chamando o nó para esquerda de seus nós à esquerda por recursividade, e depois vai se chamar recursivamente para seu nó à direita. </text:p>
      <text:p text:style-name="Standard"><text:span text:style-name="T2">main: </text:span>Cria o vetor de inteiro “v” que possui os valores das chaves da minha árvore, criar a raiz da árvore, pega o tamanho do meu vetor com sizeof, e divide pelo o tamanho de um inteiro, para saber as quantidade de inteiros nele, faço um looping com for com esse dado, para que seja possível percorrer meu vetor e chamo minha função insertbylevel , <text:soft-page-break/>colocando como parâmetro o endereço da minha raiz e v[i]. Após isso, <text:span text:style-name="T10">chamo a funçao para calcular a altura, que funciona de forma recrsiva percorrendo a arvore inteiro e</text:span> chamo a minha função para exibir a lista. </text:p>
      <text:p text:style-name="Standard"/>
      <text:p text:style-name="Standard"/>
      <text:h text:style-name="Heading_20_2" text:outline-level="2">Observações:</text:h>
      <text:p text:style-name="Standard"><text:span text:style-name="T2">Saída do Programa:</text:span></text:p>
      <text:p text:style-name="Standard">Pre-order tree: </text:p>
      <text:p text:style-name="Standard">Chave :10 || Level:0 || ALtura:3 </text:p>
      <text:p text:style-name="Standard">Chave :5 || Level:1 || ALtura:2 </text:p>
      <text:p text:style-name="Standard">Chave :3 || Level:2 || ALtura:1 </text:p>
      <text:p text:style-name="Standard">Chave :1 || Level:3 || ALtura:0 </text:p>
      <text:p text:style-name="Standard">Chave :4 || Level:3 || ALtura:0 </text:p>
      <text:p text:style-name="Standard">Chave :7 || Level:2 || ALtura:1 </text:p>
      <text:p text:style-name="Standard">Chave :6 || Level:3 || ALtura:0 </text:p>
      <text:p text:style-name="Standard">Chave :15 || Level:1 || ALtura:1 </text:p>
      <text:p text:style-name="Standard">Chave :13 || Level:2 || ALtura:0 </text:p>
      <text:p text:style-name="Standard">Chave :20 || Level:2 || ALtura:0 </text:p>
      <text:p text:style-name="Standard"><text:span text:style-name="T2">Dificuldade: </text:span></text:p>
      <text:p text:style-name="Standard"><text:span text:style-name="T2"><text:tab/></text:span>A maior dificuldade do programa foi fazer a função insertbylevel <text:span text:style-name="T11">e a de calcular a altura</text:span>, não consegui pensar sozinho em uma forma de como fazer isso, tive que pesquisar na internet, mas no final consegui entender o processo de criação de fila e achei uma forma muito prática.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Losekann</meta:initial-creator>
    <meta:editing-cycles>3</meta:editing-cycles>
    <meta:creation-date>2024-09-16T22:17:00</meta:creation-date>
    <dc:date>2024-09-20T15:33:15.876272108</dc:date>
    <meta:editing-duration>PT55M14S</meta:editing-duration>
    <meta:generator>LibreOffice/7.3.7.2$Linux_X86_64 LibreOffice_project/30$Build-2</meta:generator>
    <meta:document-statistic meta:table-count="0" meta:image-count="0" meta:object-count="0" meta:page-count="3" meta:paragraph-count="37" meta:word-count="1105" meta:character-count="6094" meta:non-whitespace-character-count="5009"/>
    <meta:user-defined meta:name="AppVersion">16.0000</meta:user-defined>
    <meta:template xlink:type="simple" xlink:actuate="onRequest" xlink:title="Normal.dotm" xlink:href=""/>
  </office:meta>
</office:document-meta>
</file>